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9649d" style:font-size-asian="12pt" style:font-size-complex="12pt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text-underline-style="none" officeooo:paragraph-rsid="0039649d" style:font-size-asian="14pt" style:font-size-complex="14pt"/>
    </style:style>
    <style:style style:name="P4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rsid="001beed8" officeooo:paragraph-rsid="00215c28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39649d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9649d" style:font-size-asian="10pt" style:font-size-complex="10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1pt" officeooo:paragraph-rsid="003aee1e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15c28"/>
    </style:style>
    <style:style style:name="T5" style:family="text">
      <style:text-properties style:text-line-through-style="none" style:text-line-through-type="none" officeooo:rsid="00254598"/>
    </style:style>
    <style:style style:name="T6" style:family="text">
      <style:text-properties officeooo:rsid="001b2579"/>
    </style:style>
    <style:style style:name="T7" style:family="text">
      <style:text-properties officeooo:rsid="00215c28"/>
    </style:style>
    <style:style style:name="T8" style:family="text">
      <style:text-properties officeooo:rsid="0022de2e"/>
    </style:style>
    <style:style style:name="T9" style:family="text">
      <style:text-properties officeooo:rsid="00254598"/>
    </style:style>
    <style:style style:name="T10" style:family="text">
      <style:text-properties officeooo:rsid="0031915a"/>
    </style:style>
    <style:style style:name="T11" style:family="text">
      <style:text-properties officeooo:rsid="0032ef2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3"><text:span text:style-name="T17">do text</text:span></text:p><text:p text:style-name="P13"><text:span text:style-name="T17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5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3">Récépissé de dépôt d'une demande de permis <text:span text:style-name="T10">d'environnement</text:span></text:p>
      <text:p text:style-name="P2"/>
      <text:p text:style-name="P5"/>
      <text:p text:style-name="P6"/>
      <text:p text:style-name="P6">Je soussigné,</text:p>
      <text:p text:style-name="P6"/>
      <text:p text:style-name="P12"><text:text-input text:description="">self.getFoldermanagers()[0].getName2()</text:text-input><text:s/><text:text-input text:description="">self.getFoldermanagers()[0].getName1()</text:text-input></text:p>
      <text:p text:style-name="P6"/>
      <text:p text:style-name="P7">mandaté par <text:span text:style-name="T6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2"><text:text-input text:description="Signalétique des demandeurs">self.getApplicantsSignaletic()</text:text-input></text:span><text:span text:style-name="T12">,</text:span></text:p>
      <text:p text:style-name="P6"/>
      <text:p text:style-name="P6"><office:annotation><dc:creator>bleybaert</dc:creator><dc:date>2018-07-16T14:51:32</dc:date><loext:sender-initials>ble</loext:sender-initials><text:p text:style-name="P13"><text:span text:style-name="T18">do text if self.hasSingleApplicant()</text:span></text:p><text:p text:style-name="P13"><text:span text:style-name="T18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3">a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/text:span></text:p>
      <text:p text:style-name="P4"/>
      <text:p text:style-name="P7"><text:span text:style-name="T3"><office:annotation><dc:creator>bleybaert</dc:creator><dc:date>2018-07-16T15:11:33</dc:date><loext:sender-initials>ble</loext:sender-initials><text:p text:style-name="P13"><text:span text:style-name="T18">do text if self.hasMultipleApplicants()</text:span></text:p></office:annotation></text:span><text:span text:style-name="T3">propriétaire</text:span><text:span text:style-name="T5">s</text:span><text:span text:style-name="T3"> de la </text:span><text:span text:style-name="T5">ou des </text:span><text:span text:style-name="T3">parcelle</text:span><text:span text:style-name="T5">s</text:span><text:span text:style-name="T3"> (terrain ou bâtiment), située</text:span><text:span text:style-name="T5">(s)</text:span><text:span text:style-name="T3">: </text:span><text:span text:style-name="T3"><text:text-input text:description="Lieu des travaux">self.getWorkLocationSignaletic()</text:text-input></text:span><text:span text:style-name="T3"><text:s/>et inscrite</text:span><text:span text:style-name="T5">(s)</text:span><text:span text:style-name="T3"> au cadastre, </text:span><text:span text:style-name="T3"><text:text-input text:description="Détails des parcelles">licence_view.get_parcels()</text:text-input></text:span><text:span text:style-name="T3"><text:s/></text:span><text:span text:style-name="T5">ont</text:span><text:span text:style-name="T3">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text:line-break/></text:span></text:p>
      <text:p text:style-name="P8">Dans les <text:span text:style-name="T8">3</text:span> jours <text:span text:style-name="T8">ouvrables</text:span> de la présente, votre dossier <text:span text:style-name="T7">sera transmis à la Direction Générale Opérationnelle 3, Département des Permis et Autorisations, qui vous communiquera </text:span>la <text:span text:style-name="T11">recevabilité et la </text:span>complétude du dossier.</text:p>
      <text:p text:style-name="P6"/>
      <text:p text:style-name="P6"/>
      <text:p text:style-name="P5"><text:text-input text:description="Délivré à xxx le xxx">urbanEventObj.getFormattedDate(forDelivery=True)</text:text-input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38:51.940785734</dc:date>
    <dc:language>fr-FR</dc:language>
    <meta:editing-cycles>122</meta:editing-cycles>
    <meta:editing-duration>PT12H29M16S</meta:editing-duration>
    <meta:document-statistic meta:table-count="1" meta:image-count="0" meta:object-count="0" meta:page-count="1" meta:paragraph-count="12" meta:word-count="174" meta:character-count="1359" meta:non-whitespace-character-count="1229"/>
    <meta:user-defined meta:name="Info 1"/>
    <meta:user-defined meta:name="Info 2"/>
    <meta:user-defined meta:name="Info 3"/>
    <meta:user-defined meta:name="Info 4"/>
  </office:meta>
</office:document-meta>
</file>